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2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font-name="Arial"/>
    </style:style>
    <style:style style:name="ce8" style:family="table-cell" style:parent-style-name="Default">
      <style:text-properties style:font-name="Arial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number-columns-repeated="1022" table:default-cell-style-name="ce8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COSH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.00000 </text:p>
          </table:table-cell>
          <table:table-cell table:style-name="ce6" table:formula="of:=ACOSH([.A2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3" office:value-type="float" office:value="10" calcext:value-type="float">
            <text:p>10.00000 </text:p>
          </table:table-cell>
          <table:table-cell table:style-name="ce6" table:formula="of:=ACOSH([.A3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3" office:value-type="float" office:value="39" calcext:value-type="float">
            <text:p>39.00000 </text:p>
          </table:table-cell>
          <table:table-cell table:style-name="ce6" table:formula="of:=ACOSH([.A4])" office:value-type="float" office:value="4.35654442060175" calcext:value-type="float">
            <text:p>4.3565444206</text:p>
          </table:table-cell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.00000 </text:p>
          </table:table-cell>
          <table:table-cell table:style-name="ce6" table:formula="of:=ACOSH([.A5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3" office:value-type="float" office:value="56" calcext:value-type="float">
            <text:p>56.00000 </text:p>
          </table:table-cell>
          <table:table-cell table:style-name="ce6" table:formula="of:=ACOSH([.A6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3" office:value-type="float" office:value="98" calcext:value-type="float">
            <text:p>98.00000 </text:p>
          </table:table-cell>
          <table:table-cell table:style-name="ce6" table:formula="of:=ACOSH([.A7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3" office:value-type="float" office:value="66" calcext:value-type="float">
            <text:p>66.00000 </text:p>
          </table:table-cell>
          <table:table-cell table:style-name="ce6" table:formula="of:=ACOSH([.A8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3" office:value-type="float" office:value="86" calcext:value-type="float">
            <text:p>86.00000 </text:p>
          </table:table-cell>
          <table:table-cell table:style-name="ce6" table:formula="of:=ACOSH([.A9])" office:value-type="float" office:value="5.14746067304429" calcext:value-type="float">
            <text:p>5.147460673</text:p>
          </table:table-cell>
          <table:table-cell table:number-columns-repeated="1022"/>
        </table:table-row>
        <table:table-row table:style-name="ro2">
          <table:table-cell table:style-name="ce3" office:value-type="float" office:value="51" calcext:value-type="float">
            <text:p>51.00000 </text:p>
          </table:table-cell>
          <table:table-cell table:style-name="ce6" table:formula="of:=ACOSH([.A10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3" office:value-type="float" office:value="13" calcext:value-type="float">
            <text:p>13.00000 </text:p>
          </table:table-cell>
          <table:table-cell table:style-name="ce6" table:formula="of:=ACOSH([.A11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3" office:value-type="float" office:value="54" calcext:value-type="float">
            <text:p>54.00000 </text:p>
          </table:table-cell>
          <table:table-cell table:style-name="ce6" table:formula="of:=ACOSH([.A12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13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14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15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16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17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18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86" calcext:value-type="float">
            <text:p>86.00000 </text:p>
          </table:table-cell>
          <table:table-cell table:style-name="ce6" table:formula="of:=ACOSH([.A19])" office:value-type="float" office:value="5.14746067304429" calcext:value-type="float">
            <text:p>5.14746067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20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21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22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23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.00000 </text:p>
          </table:table-cell>
          <table:table-cell table:style-name="ce6" table:formula="of:=ACOSH([.A24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25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26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27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28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29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30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31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32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33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34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35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36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37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38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18" calcext:value-type="float">
            <text:p>18.00000 </text:p>
          </table:table-cell>
          <table:table-cell table:style-name="ce6" table:formula="of:=ACOSH([.A39])" office:value-type="float" office:value="3.58274643892215" calcext:value-type="float">
            <text:p>3.5827464389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40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41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42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43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44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45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46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47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48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49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50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51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52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53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54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55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56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57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58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59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60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61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62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63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29" calcext:value-type="float">
            <text:p>29.00000 </text:p>
          </table:table-cell>
          <table:table-cell table:style-name="ce6" table:formula="of:=ACOSH([.A64])" office:value-type="float" office:value="4.0601456127484" calcext:value-type="float">
            <text:p>4.0601456127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65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66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67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68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69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70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71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72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73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74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75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76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77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78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79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80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81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82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8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84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85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86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87" calcext:value-type="float">
            <text:p>87.00000 </text:p>
          </table:table-cell>
          <table:table-cell table:style-name="ce6" table:formula="of:=ACOSH([.A87])" office:value-type="float" office:value="5.15902226811571" calcext:value-type="float">
            <text:p>5.1590222681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88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89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90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91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92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93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94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95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96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97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98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99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70" calcext:value-type="float">
            <text:p>70.00000 </text:p>
          </table:table-cell>
          <table:table-cell table:style-name="ce6" table:formula="of:=ACOSH([.A100])" office:value-type="float" office:value="4.94159139829608" calcext:value-type="float">
            <text:p>4.9415913983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101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102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103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104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105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106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107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108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109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110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111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112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113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114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115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116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117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118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119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120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121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122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123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124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125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126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127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128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129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130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131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132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133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134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135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136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137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138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139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140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141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142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143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144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97" calcext:value-type="float">
            <text:p>97.00000 </text:p>
          </table:table-cell>
          <table:table-cell table:style-name="ce6" table:formula="of:=ACOSH([.A145])" office:value-type="float" office:value="5.26783158769927" calcext:value-type="float">
            <text:p>5.2678315877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146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147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148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149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150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151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152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29" calcext:value-type="float">
            <text:p>29.00000 </text:p>
          </table:table-cell>
          <table:table-cell table:style-name="ce6" table:formula="of:=ACOSH([.A153])" office:value-type="float" office:value="4.0601456127484" calcext:value-type="float">
            <text:p>4.0601456127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154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155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156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157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158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159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160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161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162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163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164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165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166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167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168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169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170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171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49" calcext:value-type="float">
            <text:p>49.00000 </text:p>
          </table:table-cell>
          <table:table-cell table:style-name="ce6" table:formula="of:=ACOSH([.A172])" office:value-type="float" office:value="4.58486333912236" calcext:value-type="float">
            <text:p>4.584863339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173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174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175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176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177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178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.00000 </text:p>
          </table:table-cell>
          <table:table-cell table:style-name="ce6" table:formula="of:=ACOSH([.A179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180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181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182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183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.00000 </text:p>
          </table:table-cell>
          <table:table-cell table:style-name="ce6" table:formula="of:=ACOSH([.A184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185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186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187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188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189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190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191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192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193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194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195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196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197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198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199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200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201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202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20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204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205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87" calcext:value-type="float">
            <text:p>87.00000 </text:p>
          </table:table-cell>
          <table:table-cell table:style-name="ce6" table:formula="of:=ACOSH([.A206])" office:value-type="float" office:value="5.15902226811571" calcext:value-type="float">
            <text:p>5.1590222681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207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208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209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.00000 </text:p>
          </table:table-cell>
          <table:table-cell table:style-name="ce6" table:formula="of:=ACOSH([.A210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211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212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213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214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215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216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217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218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219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220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221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222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223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224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225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226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227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228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229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230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231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232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233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234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235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236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237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238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239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240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241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242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243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244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245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246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247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248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249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250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251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252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253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254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255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256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257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258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259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260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261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262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26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264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265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266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267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268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.00000 </text:p>
          </table:table-cell>
          <table:table-cell table:style-name="ce6" table:formula="of:=ACOSH([.A269])" office:value-type="float" office:value="5.19292598526368" calcext:value-type="float">
            <text:p>5.1929259853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270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271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272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273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274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275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276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277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278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.00000 </text:p>
          </table:table-cell>
          <table:table-cell table:style-name="ce6" table:formula="of:=ACOSH([.A279])" office:value-type="float" office:value="5.19292598526368" calcext:value-type="float">
            <text:p>5.1929259853</text:p>
          </table:table-cell>
          <table:table-cell table:number-columns-repeated="1022"/>
        </table:table-row>
        <table:table-row table:style-name="ro2">
          <table:table-cell table:style-name="ce4" office:value-type="float" office:value="93" calcext:value-type="float">
            <text:p>93.00000 </text:p>
          </table:table-cell>
          <table:table-cell table:style-name="ce6" table:formula="of:=ACOSH([.A280])" office:value-type="float" office:value="5.22571776738413" calcext:value-type="float">
            <text:p>5.2257177674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281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282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97" calcext:value-type="float">
            <text:p>97.00000 </text:p>
          </table:table-cell>
          <table:table-cell table:style-name="ce6" table:formula="of:=ACOSH([.A283])" office:value-type="float" office:value="5.26783158769927" calcext:value-type="float">
            <text:p>5.2678315877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284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285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286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287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288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289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290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291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292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293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294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295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296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297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298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299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76" calcext:value-type="float">
            <text:p>76.00000 </text:p>
          </table:table-cell>
          <table:table-cell table:style-name="ce6" table:formula="of:=ACOSH([.A300])" office:value-type="float" office:value="5.02383723548746" calcext:value-type="float">
            <text:p>5.0238372355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301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302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303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304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305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306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307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308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309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310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311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312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313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314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315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316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18" calcext:value-type="float">
            <text:p>18.00000 </text:p>
          </table:table-cell>
          <table:table-cell table:style-name="ce6" table:formula="of:=ACOSH([.A317])" office:value-type="float" office:value="3.58274643892215" calcext:value-type="float">
            <text:p>3.5827464389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318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319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320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321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322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323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324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325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326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327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328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329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330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331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332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33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334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335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336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337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338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339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340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341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342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343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344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345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346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347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348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349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350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351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352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353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354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355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356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357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358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359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360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361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93" calcext:value-type="float">
            <text:p>93.00000 </text:p>
          </table:table-cell>
          <table:table-cell table:style-name="ce6" table:formula="of:=ACOSH([.A362])" office:value-type="float" office:value="5.22571776738413" calcext:value-type="float">
            <text:p>5.2257177674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363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364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365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366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367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368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369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370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371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372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373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374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375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376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377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378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379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380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381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382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383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384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385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386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387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388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389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390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391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392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393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394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395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396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397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398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399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400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93" calcext:value-type="float">
            <text:p>93.00000 </text:p>
          </table:table-cell>
          <table:table-cell table:style-name="ce6" table:formula="of:=ACOSH([.A401])" office:value-type="float" office:value="5.22571776738413" calcext:value-type="float">
            <text:p>5.2257177674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402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39" calcext:value-type="float">
            <text:p>39.00000 </text:p>
          </table:table-cell>
          <table:table-cell table:style-name="ce6" table:formula="of:=ACOSH([.A403])" office:value-type="float" office:value="4.35654442060175" calcext:value-type="float">
            <text:p>4.3565444206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404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405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93" calcext:value-type="float">
            <text:p>93.00000 </text:p>
          </table:table-cell>
          <table:table-cell table:style-name="ce6" table:formula="of:=ACOSH([.A406])" office:value-type="float" office:value="5.22571776738413" calcext:value-type="float">
            <text:p>5.2257177674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407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408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409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410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411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412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413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414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415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416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417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418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419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420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421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422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423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424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425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426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427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428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429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430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431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432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433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434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435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436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437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438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97" calcext:value-type="float">
            <text:p>97.00000 </text:p>
          </table:table-cell>
          <table:table-cell table:style-name="ce6" table:formula="of:=ACOSH([.A439])" office:value-type="float" office:value="5.26783158769927" calcext:value-type="float">
            <text:p>5.2678315877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440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441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442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443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49" calcext:value-type="float">
            <text:p>49.00000 </text:p>
          </table:table-cell>
          <table:table-cell table:style-name="ce6" table:formula="of:=ACOSH([.A444])" office:value-type="float" office:value="4.58486333912236" calcext:value-type="float">
            <text:p>4.5848633391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445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446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447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448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449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450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451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452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453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454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455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456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457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458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459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460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461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462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463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464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465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466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467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468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469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470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471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472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473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474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475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476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477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478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479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480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481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482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483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484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485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486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487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488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489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490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491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492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493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494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495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496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497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498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499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500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501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502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503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70" calcext:value-type="float">
            <text:p>70.00000 </text:p>
          </table:table-cell>
          <table:table-cell table:style-name="ce6" table:formula="of:=ACOSH([.A504])" office:value-type="float" office:value="4.94159139829608" calcext:value-type="float">
            <text:p>4.9415913983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505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506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18" calcext:value-type="float">
            <text:p>18.00000 </text:p>
          </table:table-cell>
          <table:table-cell table:style-name="ce6" table:formula="of:=ACOSH([.A507])" office:value-type="float" office:value="3.58274643892215" calcext:value-type="float">
            <text:p>3.5827464389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508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509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510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511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512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513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514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515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516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517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518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519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520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521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522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523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524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525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526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527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528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529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530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531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532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533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534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535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536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26" calcext:value-type="float">
            <text:p>26.00000 </text:p>
          </table:table-cell>
          <table:table-cell table:style-name="ce6" table:formula="of:=ACOSH([.A537])" office:value-type="float" office:value="3.95087369077445" calcext:value-type="float">
            <text:p>3.9508736908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538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539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540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541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542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543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544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545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546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547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548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549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550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551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552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553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.00000 </text:p>
          </table:table-cell>
          <table:table-cell table:style-name="ce6" table:formula="of:=ACOSH([.A554])" office:value-type="float" office:value="5.19292598526368" calcext:value-type="float">
            <text:p>5.1929259853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555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556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557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558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559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560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561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562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563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564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565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566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567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568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569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570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571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572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573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574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575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576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577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578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579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580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581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582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583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584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585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586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587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588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589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590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591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70" calcext:value-type="float">
            <text:p>70.00000 </text:p>
          </table:table-cell>
          <table:table-cell table:style-name="ce6" table:formula="of:=ACOSH([.A592])" office:value-type="float" office:value="4.94159139829608" calcext:value-type="float">
            <text:p>4.9415913983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593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594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595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596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597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598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599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600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601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602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603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604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605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606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607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608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609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610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611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612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613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614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615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616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617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618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619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620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621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622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623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624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625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24" calcext:value-type="float">
            <text:p>24.00000 </text:p>
          </table:table-cell>
          <table:table-cell table:style-name="ce6" table:formula="of:=ACOSH([.A626])" office:value-type="float" office:value="3.87076670028709" calcext:value-type="float">
            <text:p>3.8707667003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627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628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39" calcext:value-type="float">
            <text:p>39.00000 </text:p>
          </table:table-cell>
          <table:table-cell table:style-name="ce6" table:formula="of:=ACOSH([.A629])" office:value-type="float" office:value="4.35654442060175" calcext:value-type="float">
            <text:p>4.3565444206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630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631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632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633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634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635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636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637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638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639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640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641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642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643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644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645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646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647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648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649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650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651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652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653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654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655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656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70" calcext:value-type="float">
            <text:p>70.00000 </text:p>
          </table:table-cell>
          <table:table-cell table:style-name="ce6" table:formula="of:=ACOSH([.A657])" office:value-type="float" office:value="4.94159139829608" calcext:value-type="float">
            <text:p>4.9415913983</text:p>
          </table:table-cell>
          <table:table-cell table:number-columns-repeated="1022"/>
        </table:table-row>
        <table:table-row table:style-name="ro2">
          <table:table-cell table:style-name="ce4" office:value-type="float" office:value="18" calcext:value-type="float">
            <text:p>18.00000 </text:p>
          </table:table-cell>
          <table:table-cell table:style-name="ce6" table:formula="of:=ACOSH([.A658])" office:value-type="float" office:value="3.58274643892215" calcext:value-type="float">
            <text:p>3.5827464389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659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660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661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662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663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664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665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666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667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668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669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670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671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672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673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674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675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676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677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678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679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680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681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682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68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684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685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686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687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688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689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690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691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692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693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694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695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696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697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698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699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00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01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702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703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56" calcext:value-type="float">
            <text:p>56.00000 </text:p>
          </table:table-cell>
          <table:table-cell table:style-name="ce6" table:formula="of:=ACOSH([.A704])" office:value-type="float" office:value="4.71841914237288" calcext:value-type="float">
            <text:p>4.7184191424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705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29" calcext:value-type="float">
            <text:p>29.00000 </text:p>
          </table:table-cell>
          <table:table-cell table:style-name="ce6" table:formula="of:=ACOSH([.A706])" office:value-type="float" office:value="4.0601456127484" calcext:value-type="float">
            <text:p>4.0601456127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707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708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709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710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711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712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713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714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715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716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717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718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719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93" calcext:value-type="float">
            <text:p>93.00000 </text:p>
          </table:table-cell>
          <table:table-cell table:style-name="ce6" table:formula="of:=ACOSH([.A720])" office:value-type="float" office:value="5.22571776738413" calcext:value-type="float">
            <text:p>5.2257177674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721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97" calcext:value-type="float">
            <text:p>97.00000 </text:p>
          </table:table-cell>
          <table:table-cell table:style-name="ce6" table:formula="of:=ACOSH([.A722])" office:value-type="float" office:value="5.26783158769927" calcext:value-type="float">
            <text:p>5.2678315877</text:p>
          </table:table-cell>
          <table:table-cell table:number-columns-repeated="1022"/>
        </table:table-row>
        <table:table-row table:style-name="ro2">
          <table:table-cell table:style-name="ce4" office:value-type="float" office:value="70" calcext:value-type="float">
            <text:p>70.00000 </text:p>
          </table:table-cell>
          <table:table-cell table:style-name="ce6" table:formula="of:=ACOSH([.A723])" office:value-type="float" office:value="4.94159139829608" calcext:value-type="float">
            <text:p>4.9415913983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724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725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726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727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728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729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730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731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732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733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734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735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736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737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738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739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740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741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742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743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744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62" calcext:value-type="float">
            <text:p>62.00000 </text:p>
          </table:table-cell>
          <table:table-cell table:style-name="ce6" table:formula="of:=ACOSH([.A745])" office:value-type="float" office:value="4.82021652283912" calcext:value-type="float">
            <text:p>4.8202165228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746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747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48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749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750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49" calcext:value-type="float">
            <text:p>49.00000 </text:p>
          </table:table-cell>
          <table:table-cell table:style-name="ce6" table:formula="of:=ACOSH([.A751])" office:value-type="float" office:value="4.58486333912236" calcext:value-type="float">
            <text:p>4.5848633391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752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753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754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755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756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757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758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759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760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761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32" calcext:value-type="float">
            <text:p>32.00000 </text:p>
          </table:table-cell>
          <table:table-cell table:style-name="ce6" table:formula="of:=ACOSH([.A762])" office:value-type="float" office:value="4.15863885327917" calcext:value-type="float">
            <text:p>4.1586388533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763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764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765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766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29" calcext:value-type="float">
            <text:p>29.00000 </text:p>
          </table:table-cell>
          <table:table-cell table:style-name="ce6" table:formula="of:=ACOSH([.A767])" office:value-type="float" office:value="4.0601456127484" calcext:value-type="float">
            <text:p>4.0601456127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768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769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770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771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772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773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774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775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76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.00000 </text:p>
          </table:table-cell>
          <table:table-cell table:style-name="ce6" table:formula="of:=ACOSH([.A777])" office:value-type="float" office:value="3.40008441411334" calcext:value-type="float">
            <text:p>3.4000844141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78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779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780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781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782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783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63" calcext:value-type="float">
            <text:p>63.00000 </text:p>
          </table:table-cell>
          <table:table-cell table:style-name="ce6" table:formula="of:=ACOSH([.A784])" office:value-type="float" office:value="4.83621891284116" calcext:value-type="float">
            <text:p>4.8362189128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85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786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787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.00000 </text:p>
          </table:table-cell>
          <table:table-cell table:style-name="ce6" table:formula="of:=ACOSH([.A788])" office:value-type="float" office:value="2.06343706889556" calcext:value-type="float">
            <text:p>2.0634370689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789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790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11" calcext:value-type="float">
            <text:p>11.00000 </text:p>
          </table:table-cell>
          <table:table-cell table:style-name="ce6" table:formula="of:=ACOSH([.A791])" office:value-type="float" office:value="3.0889699048446" calcext:value-type="float">
            <text:p>3.0889699048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792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793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794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795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796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797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798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799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800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801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802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803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804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805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806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807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808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16" calcext:value-type="float">
            <text:p>16.00000 </text:p>
          </table:table-cell>
          <table:table-cell table:style-name="ce6" table:formula="of:=ACOSH([.A809])" office:value-type="float" office:value="3.46475790667586" calcext:value-type="float">
            <text:p>3.4647579067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810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811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812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813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814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815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816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817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818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819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820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821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822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1" calcext:value-type="float">
            <text:p>1.00000 </text:p>
          </table:table-cell>
          <table:table-cell table:style-name="ce6" table:formula="of:=ACOSH([.A823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824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825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826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827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828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829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97" calcext:value-type="float">
            <text:p>97.00000 </text:p>
          </table:table-cell>
          <table:table-cell table:style-name="ce6" table:formula="of:=ACOSH([.A830])" office:value-type="float" office:value="5.26783158769927" calcext:value-type="float">
            <text:p>5.2678315877</text:p>
          </table:table-cell>
          <table:table-cell table:number-columns-repeated="1022"/>
        </table:table-row>
        <table:table-row table:style-name="ro2">
          <table:table-cell table:style-name="ce4" office:value-type="float" office:value="65" calcext:value-type="float">
            <text:p>65.00000 </text:p>
          </table:table-cell>
          <table:table-cell table:style-name="ce6" table:formula="of:=ACOSH([.A831])" office:value-type="float" office:value="4.86747527360534" calcext:value-type="float">
            <text:p>4.8674752736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832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833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834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835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836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837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.00000 </text:p>
          </table:table-cell>
          <table:table-cell table:style-name="ce6" table:formula="of:=ACOSH([.A838])" office:value-type="float" office:value="2.63391579384963" calcext:value-type="float">
            <text:p>2.6339157938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839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840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841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842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.00000 </text:p>
          </table:table-cell>
          <table:table-cell table:style-name="ce6" table:formula="of:=ACOSH([.A843])" office:value-type="float" office:value="3.6882538673613" calcext:value-type="float">
            <text:p>3.6882538674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.00000 </text:p>
          </table:table-cell>
          <table:table-cell table:style-name="ce6" table:formula="of:=ACOSH([.A844])" office:value-type="float" office:value="4.24829109791439" calcext:value-type="float">
            <text:p>4.2482910979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845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.00000 </text:p>
          </table:table-cell>
          <table:table-cell table:style-name="ce6" table:formula="of:=ACOSH([.A846])" office:value-type="float" office:value="2.99322284612638" calcext:value-type="float">
            <text:p>2.9932228461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847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92" calcext:value-type="float">
            <text:p>92.00000 </text:p>
          </table:table-cell>
          <table:table-cell table:style-name="ce6" table:formula="of:=ACOSH([.A848])" office:value-type="float" office:value="5.21490621943826" calcext:value-type="float">
            <text:p>5.2149062194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849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48" calcext:value-type="float">
            <text:p>48.00000 </text:p>
          </table:table-cell>
          <table:table-cell table:style-name="ce6" table:formula="of:=ACOSH([.A850])" office:value-type="float" office:value="4.5642396668585" calcext:value-type="float">
            <text:p>4.5642396669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851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852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853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73" calcext:value-type="float">
            <text:p>73.00000 </text:p>
          </table:table-cell>
          <table:table-cell table:style-name="ce6" table:formula="of:=ACOSH([.A854])" office:value-type="float" office:value="4.98355970528982" calcext:value-type="float">
            <text:p>4.9835597053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855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856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.00000 </text:p>
          </table:table-cell>
          <table:table-cell table:style-name="ce6" table:formula="of:=ACOSH([.A857])" office:value-type="float" office:value="3.91162276521459" calcext:value-type="float">
            <text:p>3.9116227652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858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859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860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861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862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863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864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865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.00000 </text:p>
          </table:table-cell>
          <table:table-cell table:style-name="ce6" table:formula="of:=ACOSH([.A866])" office:value-type="float" office:value="4.38187034804007" calcext:value-type="float">
            <text:p>4.381870348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867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868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869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870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57" calcext:value-type="float">
            <text:p>57.00000 </text:p>
          </table:table-cell>
          <table:table-cell table:style-name="ce6" table:formula="of:=ACOSH([.A871])" office:value-type="float" office:value="4.73612149275893" calcext:value-type="float">
            <text:p>4.7361214928</text:p>
          </table:table-cell>
          <table:table-cell table:number-columns-repeated="1022"/>
        </table:table-row>
        <table:table-row table:style-name="ro2">
          <table:table-cell table:style-name="ce4" office:value-type="float" office:value="95" calcext:value-type="float">
            <text:p>95.00000 </text:p>
          </table:table-cell>
          <table:table-cell table:style-name="ce6" table:formula="of:=ACOSH([.A872])" office:value-type="float" office:value="5.24699637017839" calcext:value-type="float">
            <text:p>5.2469963702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873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874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875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876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877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878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.00000 </text:p>
          </table:table-cell>
          <table:table-cell table:style-name="ce6" table:formula="of:=ACOSH([.A879])" office:value-type="float" office:value="5.1704517104169" calcext:value-type="float">
            <text:p>5.1704517104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880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881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882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86" calcext:value-type="float">
            <text:p>86.00000 </text:p>
          </table:table-cell>
          <table:table-cell table:style-name="ce6" table:formula="of:=ACOSH([.A883])" office:value-type="float" office:value="5.14746067304429" calcext:value-type="float">
            <text:p>5.147460673</text:p>
          </table:table-cell>
          <table:table-cell table:number-columns-repeated="1022"/>
        </table:table-row>
        <table:table-row table:style-name="ro2">
          <table:table-cell table:style-name="ce4" office:value-type="float" office:value="59" calcext:value-type="float">
            <text:p>59.00000 </text:p>
          </table:table-cell>
          <table:table-cell table:style-name="ce6" table:formula="of:=ACOSH([.A884])" office:value-type="float" office:value="4.77061279828462" calcext:value-type="float">
            <text:p>4.7706127983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885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886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887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888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889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890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891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892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21" calcext:value-type="float">
            <text:p>21.00000 </text:p>
          </table:table-cell>
          <table:table-cell table:style-name="ce6" table:formula="of:=ACOSH([.A893])" office:value-type="float" office:value="3.73710224219892" calcext:value-type="float">
            <text:p>3.7371022422</text:p>
          </table:table-cell>
          <table:table-cell table:number-columns-repeated="1022"/>
        </table:table-row>
        <table:table-row table:style-name="ro2">
          <table:table-cell table:style-name="ce4" office:value-type="float" office:value="43" calcext:value-type="float">
            <text:p>43.00000 </text:p>
          </table:table-cell>
          <table:table-cell table:style-name="ce6" table:formula="of:=ACOSH([.A894])" office:value-type="float" office:value="4.45421206060271" calcext:value-type="float">
            <text:p>4.4542120606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895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99" calcext:value-type="float">
            <text:p>99.00000 </text:p>
          </table:table-cell>
          <table:table-cell table:style-name="ce6" table:formula="of:=ACOSH([.A896])" office:value-type="float" office:value="5.28824152211726" calcext:value-type="float">
            <text:p>5.2882415221</text:p>
          </table:table-cell>
          <table:table-cell table:number-columns-repeated="1022"/>
        </table:table-row>
        <table:table-row table:style-name="ro2">
          <table:table-cell table:style-name="ce4" office:value-type="float" office:value="69" calcext:value-type="float">
            <text:p>69.00000 </text:p>
          </table:table-cell>
          <table:table-cell table:style-name="ce6" table:formula="of:=ACOSH([.A897])" office:value-type="float" office:value="4.92720117104388" calcext:value-type="float">
            <text:p>4.927201171</text:p>
          </table:table-cell>
          <table:table-cell table:number-columns-repeated="1022"/>
        </table:table-row>
        <table:table-row table:style-name="ro2">
          <table:table-cell table:style-name="ce4" office:value-type="float" office:value="87" calcext:value-type="float">
            <text:p>87.00000 </text:p>
          </table:table-cell>
          <table:table-cell table:style-name="ce6" table:formula="of:=ACOSH([.A898])" office:value-type="float" office:value="5.15902226811571" calcext:value-type="float">
            <text:p>5.1590222681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899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900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901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.00000 </text:p>
          </table:table-cell>
          <table:table-cell table:style-name="ce6" table:formula="of:=ACOSH([.A902])" office:value-type="float" office:value="5.19292598526368" calcext:value-type="float">
            <text:p>5.1929259853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903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904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905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906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907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908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.00000 </text:p>
          </table:table-cell>
          <table:table-cell table:style-name="ce6" table:formula="of:=ACOSH([.A909])" office:value-type="float" office:value="1.31695789692482" calcext:value-type="float">
            <text:p>1.3169578969</text:p>
          </table:table-cell>
          <table:table-cell table:number-columns-repeated="1022"/>
        </table:table-row>
        <table:table-row table:style-name="ro2">
          <table:table-cell table:style-name="ce4" office:value-type="float" office:value="67" calcext:value-type="float">
            <text:p>67.00000 </text:p>
          </table:table-cell>
          <table:table-cell table:style-name="ce6" table:formula="of:=ACOSH([.A910])" office:value-type="float" office:value="4.89778410360719" calcext:value-type="float">
            <text:p>4.8977841036</text:p>
          </table:table-cell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.00000 </text:p>
          </table:table-cell>
          <table:table-cell table:style-name="ce6" table:formula="of:=ACOSH([.A911])" office:value-type="float" office:value="5.19292598526368" calcext:value-type="float">
            <text:p>5.1929259853</text:p>
          </table:table-cell>
          <table:table-cell table:number-columns-repeated="1022"/>
        </table:table-row>
        <table:table-row table:style-name="ro2">
          <table:table-cell table:style-name="ce4" office:value-type="float" office:value="72" calcext:value-type="float">
            <text:p>72.00000 </text:p>
          </table:table-cell>
          <table:table-cell table:style-name="ce6" table:formula="of:=ACOSH([.A912])" office:value-type="float" office:value="4.96976507077846" calcext:value-type="float">
            <text:p>4.9697650708</text:p>
          </table:table-cell>
          <table:table-cell table:number-columns-repeated="1022"/>
        </table:table-row>
        <table:table-row table:style-name="ro2">
          <table:table-cell table:style-name="ce4" office:value-type="float" office:value="87" calcext:value-type="float">
            <text:p>87.00000 </text:p>
          </table:table-cell>
          <table:table-cell table:style-name="ce6" table:formula="of:=ACOSH([.A913])" office:value-type="float" office:value="5.15902226811571" calcext:value-type="float">
            <text:p>5.1590222681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914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915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916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98" calcext:value-type="float">
            <text:p>98.00000 </text:p>
          </table:table-cell>
          <table:table-cell table:style-name="ce6" table:formula="of:=ACOSH([.A917])" office:value-type="float" office:value="5.27808862739356" calcext:value-type="float">
            <text:p>5.2780886274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918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86" calcext:value-type="float">
            <text:p>86.00000 </text:p>
          </table:table-cell>
          <table:table-cell table:style-name="ce6" table:formula="of:=ACOSH([.A919])" office:value-type="float" office:value="5.14746067304429" calcext:value-type="float">
            <text:p>5.147460673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920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.00000 </text:p>
          </table:table-cell>
          <table:table-cell table:style-name="ce6" table:formula="of:=ACOSH([.A921])" office:value-type="float" office:value="2.76865938331357" calcext:value-type="float">
            <text:p>2.7686593833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922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923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52" calcext:value-type="float">
            <text:p>52.00000 </text:p>
          </table:table-cell>
          <table:table-cell table:style-name="ce6" table:formula="of:=ACOSH([.A924])" office:value-type="float" office:value="4.64429843069537" calcext:value-type="float">
            <text:p>4.6442984307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925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926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927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928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929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14" calcext:value-type="float">
            <text:p>14.00000 </text:p>
          </table:table-cell>
          <table:table-cell table:style-name="ce6" table:formula="of:=ACOSH([.A930])" office:value-type="float" office:value="3.33092655264125" calcext:value-type="float">
            <text:p>3.3309265526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931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74" calcext:value-type="float">
            <text:p>74.00000 </text:p>
          </table:table-cell>
          <table:table-cell table:style-name="ce6" table:formula="of:=ACOSH([.A932])" office:value-type="float" office:value="4.99716661687553" calcext:value-type="float">
            <text:p>4.9971666169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.00000 </text:p>
          </table:table-cell>
          <table:table-cell table:style-name="ce6" table:formula="of:=ACOSH([.A933])" office:value-type="float" office:value="2.29243166956118" calcext:value-type="float">
            <text:p>2.2924316696</text:p>
          </table:table-cell>
          <table:table-cell table:number-columns-repeated="1022"/>
        </table:table-row>
        <table:table-row table:style-name="ro2">
          <table:table-cell table:style-name="ce4" office:value-type="float" office:value="68" calcext:value-type="float">
            <text:p>68.00000 </text:p>
          </table:table-cell>
          <table:table-cell table:style-name="ce6" table:formula="of:=ACOSH([.A934])" office:value-type="float" office:value="4.91260081560692" calcext:value-type="float">
            <text:p>4.9126008156</text:p>
          </table:table-cell>
          <table:table-cell table:number-columns-repeated="1022"/>
        </table:table-row>
        <table:table-row table:style-name="ro2">
          <table:table-cell table:style-name="ce4" office:value-type="float" office:value="66" calcext:value-type="float">
            <text:p>66.00000 </text:p>
          </table:table-cell>
          <table:table-cell table:style-name="ce6" table:formula="of:=ACOSH([.A935])" office:value-type="float" office:value="4.88274452554211" calcext:value-type="float">
            <text:p>4.8827445255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936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937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33" calcext:value-type="float">
            <text:p>33.00000 </text:p>
          </table:table-cell>
          <table:table-cell table:style-name="ce6" table:formula="of:=ACOSH([.A938])" office:value-type="float" office:value="4.1894250945222" calcext:value-type="float">
            <text:p>4.1894250945</text:p>
          </table:table-cell>
          <table:table-cell table:number-columns-repeated="1022"/>
        </table:table-row>
        <table:table-row table:style-name="ro2">
          <table:table-cell table:style-name="ce4" office:value-type="float" office:value="79" calcext:value-type="float">
            <text:p>79.00000 </text:p>
          </table:table-cell>
          <table:table-cell table:style-name="ce6" table:formula="of:=ACOSH([.A939])" office:value-type="float" office:value="5.06255497293676" calcext:value-type="float">
            <text:p>5.0625549729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940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941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39" calcext:value-type="float">
            <text:p>39.00000 </text:p>
          </table:table-cell>
          <table:table-cell table:style-name="ce6" table:formula="of:=ACOSH([.A942])" office:value-type="float" office:value="4.35654442060175" calcext:value-type="float">
            <text:p>4.3565444206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943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42" calcext:value-type="float">
            <text:p>42.00000 </text:p>
          </table:table-cell>
          <table:table-cell table:style-name="ce6" table:formula="of:=ACOSH([.A944])" office:value-type="float" office:value="4.43067504534955" calcext:value-type="float">
            <text:p>4.4306750453</text:p>
          </table:table-cell>
          <table:table-cell table:number-columns-repeated="1022"/>
        </table:table-row>
        <table:table-row table:style-name="ro2">
          <table:table-cell table:style-name="ce4" office:value-type="float" office:value="58" calcext:value-type="float">
            <text:p>58.00000 </text:p>
          </table:table-cell>
          <table:table-cell table:style-name="ce6" table:formula="of:=ACOSH([.A945])" office:value-type="float" office:value="4.7535158665305" calcext:value-type="float">
            <text:p>4.7535158665</text:p>
          </table:table-cell>
          <table:table-cell table:number-columns-repeated="1022"/>
        </table:table-row>
        <table:table-row table:style-name="ro2">
          <table:table-cell table:style-name="ce4" office:value-type="float" office:value="71" calcext:value-type="float">
            <text:p>71.00000 </text:p>
          </table:table-cell>
          <table:table-cell table:style-name="ce6" table:formula="of:=ACOSH([.A946])" office:value-type="float" office:value="4.95577746057695" calcext:value-type="float">
            <text:p>4.9557774606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947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22" calcext:value-type="float">
            <text:p>22.00000 </text:p>
          </table:table-cell>
          <table:table-cell table:style-name="ce6" table:formula="of:=ACOSH([.A948])" office:value-type="float" office:value="3.78367270432945" calcext:value-type="float">
            <text:p>3.7836727043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949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950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27" calcext:value-type="float">
            <text:p>27.00000 </text:p>
          </table:table-cell>
          <table:table-cell table:style-name="ce6" table:formula="of:=ACOSH([.A951])" office:value-type="float" office:value="3.98864093449443" calcext:value-type="float">
            <text:p>3.9886409345</text:p>
          </table:table-cell>
          <table:table-cell table:number-columns-repeated="1022"/>
        </table:table-row>
        <table:table-row table:style-name="ro2">
          <table:table-cell table:style-name="ce4" office:value-type="float" office:value="46" calcext:value-type="float">
            <text:p>46.00000 </text:p>
          </table:table-cell>
          <table:table-cell table:style-name="ce6" table:formula="of:=ACOSH([.A952])" office:value-type="float" office:value="4.5216704086573" calcext:value-type="float">
            <text:p>4.5216704087</text:p>
          </table:table-cell>
          <table:table-cell table:number-columns-repeated="1022"/>
        </table:table-row>
        <table:table-row table:style-name="ro2">
          <table:table-cell table:style-name="ce4" office:value-type="float" office:value="31" calcext:value-type="float">
            <text:p>31.00000 </text:p>
          </table:table-cell>
          <table:table-cell table:style-name="ce6" table:formula="of:=ACOSH([.A953])" office:value-type="float" office:value="4.12687413779112" calcext:value-type="float">
            <text:p>4.1268741378</text:p>
          </table:table-cell>
          <table:table-cell table:number-columns-repeated="1022"/>
        </table:table-row>
        <table:table-row table:style-name="ro2">
          <table:table-cell table:style-name="ce4" office:value-type="float" office:value="64" calcext:value-type="float">
            <text:p>64.00000 </text:p>
          </table:table-cell>
          <table:table-cell table:style-name="ce6" table:formula="of:=ACOSH([.A954])" office:value-type="float" office:value="4.85196922317467" calcext:value-type="float">
            <text:p>4.8519692232</text:p>
          </table:table-cell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.00000 </text:p>
          </table:table-cell>
          <table:table-cell table:style-name="ce6" table:formula="of:=ACOSH([.A955])" office:value-type="float" office:value="5.20397649611896" calcext:value-type="float">
            <text:p>5.2039764961</text:p>
          </table:table-cell>
          <table:table-cell table:number-columns-repeated="1022"/>
        </table:table-row>
        <table:table-row table:style-name="ro2">
          <table:table-cell table:style-name="ce4" office:value-type="float" office:value="82" calcext:value-type="float">
            <text:p>82.00000 </text:p>
          </table:table-cell>
          <table:table-cell table:style-name="ce6" table:formula="of:=ACOSH([.A956])" office:value-type="float" office:value="5.09982924550062" calcext:value-type="float">
            <text:p>5.0998292455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957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17" calcext:value-type="float">
            <text:p>17.00000 </text:p>
          </table:table-cell>
          <table:table-cell table:style-name="ce6" table:formula="of:=ACOSH([.A958])" office:value-type="float" office:value="3.52549434807817" calcext:value-type="float">
            <text:p>3.5254943481</text:p>
          </table:table-cell>
          <table:table-cell table:number-columns-repeated="1022"/>
        </table:table-row>
        <table:table-row table:style-name="ro2">
          <table:table-cell table:style-name="ce4" office:value-type="float" office:value="29" calcext:value-type="float">
            <text:p>29.00000 </text:p>
          </table:table-cell>
          <table:table-cell table:style-name="ce6" table:formula="of:=ACOSH([.A959])" office:value-type="float" office:value="4.0601456127484" calcext:value-type="float">
            <text:p>4.0601456127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.00000 </text:p>
          </table:table-cell>
          <table:table-cell table:style-name="ce6" table:formula="of:=ACOSH([.A960])" office:value-type="float" office:value="2.47788873028848" calcext:value-type="float">
            <text:p>2.4778887303</text:p>
          </table:table-cell>
          <table:table-cell table:number-columns-repeated="1022"/>
        </table:table-row>
        <table:table-row table:style-name="ro2">
          <table:table-cell table:style-name="ce4" office:value-type="float" office:value="13" calcext:value-type="float">
            <text:p>13.00000 </text:p>
          </table:table-cell>
          <table:table-cell table:style-name="ce6" table:formula="of:=ACOSH([.A961])" office:value-type="float" office:value="3.25661395480005" calcext:value-type="float">
            <text:p>3.2566139548</text:p>
          </table:table-cell>
          <table:table-cell table:number-columns-repeated="1022"/>
        </table:table-row>
        <table:table-row table:style-name="ro2">
          <table:table-cell table:style-name="ce4" office:value-type="float" office:value="83" calcext:value-type="float">
            <text:p>83.00000 </text:p>
          </table:table-cell>
          <table:table-cell table:style-name="ce6" table:formula="of:=ACOSH([.A962])" office:value-type="float" office:value="5.1119514966437" calcext:value-type="float">
            <text:p>5.1119514966</text:p>
          </table:table-cell>
          <table:table-cell table:number-columns-repeated="1022"/>
        </table:table-row>
        <table:table-row table:style-name="ro2">
          <table:table-cell table:style-name="ce4" office:value-type="float" office:value="78" calcext:value-type="float">
            <text:p>78.00000 </text:p>
          </table:table-cell>
          <table:table-cell table:style-name="ce6" table:formula="of:=ACOSH([.A963])" office:value-type="float" office:value="5.04981491332931" calcext:value-type="float">
            <text:p>5.0498149133</text:p>
          </table:table-cell>
          <table:table-cell table:number-columns-repeated="1022"/>
        </table:table-row>
        <table:table-row table:style-name="ro2">
          <table:table-cell table:style-name="ce4" office:value-type="float" office:value="96" calcext:value-type="float">
            <text:p>96.00000 </text:p>
          </table:table-cell>
          <table:table-cell table:style-name="ce6" table:formula="of:=ACOSH([.A964])" office:value-type="float" office:value="5.25746824418781" calcext:value-type="float">
            <text:p>5.2574682442</text:p>
          </table:table-cell>
          <table:table-cell table:number-columns-repeated="1022"/>
        </table:table-row>
        <table:table-row table:style-name="ro2">
          <table:table-cell table:style-name="ce4" office:value-type="float" office:value="53" calcext:value-type="float">
            <text:p>53.00000 </text:p>
          </table:table-cell>
          <table:table-cell table:style-name="ce6" table:formula="of:=ACOSH([.A965])" office:value-type="float" office:value="4.66335008258431" calcext:value-type="float">
            <text:p>4.6633500826</text:p>
          </table:table-cell>
          <table:table-cell table:number-columns-repeated="1022"/>
        </table:table-row>
        <table:table-row table:style-name="ro2">
          <table:table-cell table:style-name="ce4" office:value-type="float" office:value="61" calcext:value-type="float">
            <text:p>61.00000 </text:p>
          </table:table-cell>
          <table:table-cell table:style-name="ce6" table:formula="of:=ACOSH([.A966])" office:value-type="float" office:value="4.803953851721" calcext:value-type="float">
            <text:p>4.8039538517</text:p>
          </table:table-cell>
          <table:table-cell table:number-columns-repeated="1022"/>
        </table:table-row>
        <table:table-row table:style-name="ro2">
          <table:table-cell table:style-name="ce4" office:value-type="float" office:value="23" calcext:value-type="float">
            <text:p>23.00000 </text:p>
          </table:table-cell>
          <table:table-cell table:style-name="ce6" table:formula="of:=ACOSH([.A967])" office:value-type="float" office:value="3.8281684713331" calcext:value-type="float">
            <text:p>3.8281684713</text:p>
          </table:table-cell>
          <table:table-cell table:number-columns-repeated="1022"/>
        </table:table-row>
        <table:table-row table:style-name="ro2">
          <table:table-cell table:style-name="ce4" office:value-type="float" office:value="87" calcext:value-type="float">
            <text:p>87.00000 </text:p>
          </table:table-cell>
          <table:table-cell table:style-name="ce6" table:formula="of:=ACOSH([.A968])" office:value-type="float" office:value="5.15902226811571" calcext:value-type="float">
            <text:p>5.1590222681</text:p>
          </table:table-cell>
          <table:table-cell table:number-columns-repeated="1022"/>
        </table:table-row>
        <table:table-row table:style-name="ro2">
          <table:table-cell table:style-name="ce4" office:value-type="float" office:value="100" calcext:value-type="float">
            <text:p>100.00000 </text:p>
          </table:table-cell>
          <table:table-cell table:style-name="ce6" table:formula="of:=ACOSH([.A969])" office:value-type="float" office:value="5.29829236561049" calcext:value-type="float">
            <text:p>5.2982923656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.00000 </text:p>
          </table:table-cell>
          <table:table-cell table:style-name="ce6" table:formula="of:=ACOSH([.A970])" office:value-type="float" office:value="2.88727095035762" calcext:value-type="float">
            <text:p>2.8872709504</text:p>
          </table:table-cell>
          <table:table-cell table:number-columns-repeated="1022"/>
        </table:table-row>
        <table:table-row table:style-name="ro2">
          <table:table-cell table:style-name="ce4" office:value-type="float" office:value="39" calcext:value-type="float">
            <text:p>39.00000 </text:p>
          </table:table-cell>
          <table:table-cell table:style-name="ce6" table:formula="of:=ACOSH([.A971])" office:value-type="float" office:value="4.35654442060175" calcext:value-type="float">
            <text:p>4.3565444206</text:p>
          </table:table-cell>
          <table:table-cell table:number-columns-repeated="1022"/>
        </table:table-row>
        <table:table-row table:style-name="ro2">
          <table:table-cell table:style-name="ce4" office:value-type="float" office:value="77" calcext:value-type="float">
            <text:p>77.00000 </text:p>
          </table:table-cell>
          <table:table-cell table:style-name="ce6" table:formula="of:=ACOSH([.A972])" office:value-type="float" office:value="5.03691043411989" calcext:value-type="float">
            <text:p>5.0369104341</text:p>
          </table:table-cell>
          <table:table-cell table:number-columns-repeated="1022"/>
        </table:table-row>
        <table:table-row table:style-name="ro2">
          <table:table-cell table:style-name="ce4" office:value-type="float" office:value="85" calcext:value-type="float">
            <text:p>85.00000 </text:p>
          </table:table-cell>
          <table:table-cell table:style-name="ce6" table:formula="of:=ACOSH([.A973])" office:value-type="float" office:value="5.13576383317804" calcext:value-type="float">
            <text:p>5.1357638332</text:p>
          </table:table-cell>
          <table:table-cell table:number-columns-repeated="1022"/>
        </table:table-row>
        <table:table-row table:style-name="ro2">
          <table:table-cell table:style-name="ce4" office:value-type="float" office:value="51" calcext:value-type="float">
            <text:p>51.00000 </text:p>
          </table:table-cell>
          <table:table-cell table:style-name="ce6" table:formula="of:=ACOSH([.A974])" office:value-type="float" office:value="4.62487668254551" calcext:value-type="float">
            <text:p>4.6248766825</text:p>
          </table:table-cell>
          <table:table-cell table:number-columns-repeated="1022"/>
        </table:table-row>
        <table:table-row table:style-name="ro2">
          <table:table-cell table:style-name="ce4" office:value-type="float" office:value="34" calcext:value-type="float">
            <text:p>34.00000 </text:p>
          </table:table-cell>
          <table:table-cell table:style-name="ce6" table:formula="of:=ACOSH([.A975])" office:value-type="float" office:value="4.21929137201208" calcext:value-type="float">
            <text:p>4.219291372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.00000 </text:p>
          </table:table-cell>
          <table:table-cell table:style-name="ce6" table:formula="of:=ACOSH([.A976])" office:value-type="float" office:value="4.4996861906715" calcext:value-type="float">
            <text:p>4.4996861907</text:p>
          </table:table-cell>
          <table:table-cell table:number-columns-repeated="1022"/>
        </table:table-row>
        <table:table-row table:style-name="ro2">
          <table:table-cell table:style-name="ce4" office:value-type="float" office:value="47" calcext:value-type="float">
            <text:p>47.00000 </text:p>
          </table:table-cell>
          <table:table-cell table:style-name="ce6" table:formula="of:=ACOSH([.A977])" office:value-type="float" office:value="4.54318158967123" calcext:value-type="float">
            <text:p>4.5431815897</text:p>
          </table:table-cell>
          <table:table-cell table:number-columns-repeated="1022"/>
        </table:table-row>
        <table:table-row table:style-name="ro2">
          <table:table-cell table:style-name="ce4" office:value-type="float" office:value="80" calcext:value-type="float">
            <text:p>80.00000 </text:p>
          </table:table-cell>
          <table:table-cell table:style-name="ce6" table:formula="of:=ACOSH([.A978])" office:value-type="float" office:value="5.07513475044481" calcext:value-type="float">
            <text:p>5.0751347504</text:p>
          </table:table-cell>
          <table:table-cell table:number-columns-repeated="1022"/>
        </table:table-row>
        <table:table-row table:style-name="ro2">
          <table:table-cell table:style-name="ce4" office:value-type="float" office:value="18" calcext:value-type="float">
            <text:p>18.00000 </text:p>
          </table:table-cell>
          <table:table-cell table:style-name="ce6" table:formula="of:=ACOSH([.A979])" office:value-type="float" office:value="3.58274643892215" calcext:value-type="float">
            <text:p>3.5827464389</text:p>
          </table:table-cell>
          <table:table-cell table:number-columns-repeated="1022"/>
        </table:table-row>
        <table:table-row table:style-name="ro2">
          <table:table-cell table:style-name="ce4" office:value-type="float" office:value="36" calcext:value-type="float">
            <text:p>36.00000 </text:p>
          </table:table-cell>
          <table:table-cell table:style-name="ce6" table:formula="of:=ACOSH([.A980])" office:value-type="float" office:value="4.27647316194122" calcext:value-type="float">
            <text:p>4.2764731619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981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.00000 </text:p>
          </table:table-cell>
          <table:table-cell table:style-name="ce6" table:formula="of:=ACOSH([.A982])" office:value-type="float" office:value="1.76274717403909" calcext:value-type="float">
            <text:p>1.762747174</text:p>
          </table:table-cell>
          <table:table-cell table:number-columns-repeated="1022"/>
        </table:table-row>
        <table:table-row table:style-name="ro2">
          <table:table-cell table:style-name="ce4" office:value-type="float" office:value="94" calcext:value-type="float">
            <text:p>94.00000 </text:p>
          </table:table-cell>
          <table:table-cell table:style-name="ce6" table:formula="of:=ACOSH([.A983])" office:value-type="float" office:value="5.2364136682837" calcext:value-type="float">
            <text:p>5.2364136683</text:p>
          </table:table-cell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.00000 </text:p>
          </table:table-cell>
          <table:table-cell table:style-name="ce6" table:formula="of:=ACOSH([.A984])" office:value-type="float" office:value="5.18175198712627" calcext:value-type="float">
            <text:p>5.1817519871</text:p>
          </table:table-cell>
          <table:table-cell table:number-columns-repeated="1022"/>
        </table:table-row>
        <table:table-row table:style-name="ro2">
          <table:table-cell table:style-name="ce4" office:value-type="float" office:value="12" calcext:value-type="float">
            <text:p>12.00000 </text:p>
          </table:table-cell>
          <table:table-cell table:style-name="ce6" table:formula="of:=ACOSH([.A985])" office:value-type="float" office:value="3.17631318059166" calcext:value-type="float">
            <text:p>3.1763131806</text:p>
          </table:table-cell>
          <table:table-cell table:number-columns-repeated="1022"/>
        </table:table-row>
        <table:table-row table:style-name="ro2">
          <table:table-cell table:style-name="ce4" office:value-type="float" office:value="60" calcext:value-type="float">
            <text:p>60.00000 </text:p>
          </table:table-cell>
          <table:table-cell table:style-name="ce6" table:formula="of:=ACOSH([.A986])" office:value-type="float" office:value="4.78742229110269" calcext:value-type="float">
            <text:p>4.7874222911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987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44" calcext:value-type="float">
            <text:p>44.00000 </text:p>
          </table:table-cell>
          <table:table-cell table:style-name="ce6" table:formula="of:=ACOSH([.A988])" office:value-type="float" office:value="4.47720765722692" calcext:value-type="float">
            <text:p>4.4772076572</text:p>
          </table:table-cell>
          <table:table-cell table:number-columns-repeated="1022"/>
        </table:table-row>
        <table:table-row table:style-name="ro2">
          <table:table-cell table:style-name="ce4" office:value-type="float" office:value="19" calcext:value-type="float">
            <text:p>19.00000 </text:p>
          </table:table-cell>
          <table:table-cell table:style-name="ce6" table:formula="of:=ACOSH([.A989])" office:value-type="float" office:value="3.63689291846413" calcext:value-type="float">
            <text:p>3.6368929185</text:p>
          </table:table-cell>
          <table:table-cell table:number-columns-repeated="1022"/>
        </table:table-row>
        <table:table-row table:style-name="ro2">
          <table:table-cell table:style-name="ce4" office:value-type="float" office:value="37" calcext:value-type="float">
            <text:p>37.00000 </text:p>
          </table:table-cell>
          <table:table-cell table:style-name="ce6" table:formula="of:=ACOSH([.A990])" office:value-type="float" office:value="4.303882428114" calcext:value-type="float">
            <text:p>4.3038824281</text:p>
          </table:table-cell>
          <table:table-cell table:number-columns-repeated="1022"/>
        </table:table-row>
        <table:table-row table:style-name="ro2">
          <table:table-cell table:style-name="ce4" office:value-type="float" office:value="38" calcext:value-type="float">
            <text:p>38.00000 </text:p>
          </table:table-cell>
          <table:table-cell table:style-name="ce6" table:formula="of:=ACOSH([.A991])" office:value-type="float" office:value="4.33056016511402" calcext:value-type="float">
            <text:p>4.3305601651</text:p>
          </table:table-cell>
          <table:table-cell table:number-columns-repeated="1022"/>
        </table:table-row>
        <table:table-row table:style-name="ro2">
          <table:table-cell table:style-name="ce4" office:value-type="float" office:value="41" calcext:value-type="float">
            <text:p>41.00000 </text:p>
          </table:table-cell>
          <table:table-cell table:style-name="ce6" table:formula="of:=ACOSH([.A992])" office:value-type="float" office:value="4.40657049307698" calcext:value-type="float">
            <text:p>4.4065704931</text:p>
          </table:table-cell>
          <table:table-cell table:number-columns-repeated="1022"/>
        </table:table-row>
        <table:table-row table:style-name="ro2">
          <table:table-cell table:style-name="ce4" office:value-type="float" office:value="81" calcext:value-type="float">
            <text:p>81.00000 </text:p>
          </table:table-cell>
          <table:table-cell table:style-name="ce6" table:formula="of:=ACOSH([.A993])" office:value-type="float" office:value="5.08755822910676" calcext:value-type="float">
            <text:p>5.0875582291</text:p>
          </table:table-cell>
          <table:table-cell table:number-columns-repeated="1022"/>
        </table:table-row>
        <table:table-row table:style-name="ro2">
          <table:table-cell table:style-name="ce4" office:value-type="float" office:value="86" calcext:value-type="float">
            <text:p>86.00000 </text:p>
          </table:table-cell>
          <table:table-cell table:style-name="ce6" table:formula="of:=ACOSH([.A994])" office:value-type="float" office:value="5.14746067304429" calcext:value-type="float">
            <text:p>5.147460673</text:p>
          </table:table-cell>
          <table:table-cell table:number-columns-repeated="1022"/>
        </table:table-row>
        <table:table-row table:style-name="ro2">
          <table:table-cell table:style-name="ce4" office:value-type="float" office:value="54" calcext:value-type="float">
            <text:p>54.00000 </text:p>
          </table:table-cell>
          <table:table-cell table:style-name="ce6" table:formula="of:=ACOSH([.A995])" office:value-type="float" office:value="4.68204548221464" calcext:value-type="float">
            <text:p>4.6820454822</text:p>
          </table:table-cell>
          <table:table-cell table:number-columns-repeated="1022"/>
        </table:table-row>
        <table:table-row table:style-name="ro2">
          <table:table-cell table:style-name="ce4" office:value-type="float" office:value="84" calcext:value-type="float">
            <text:p>84.00000 </text:p>
          </table:table-cell>
          <table:table-cell table:style-name="ce6" table:formula="of:=ACOSH([.A996])" office:value-type="float" office:value="5.12392854668109" calcext:value-type="float">
            <text:p>5.1239285467</text:p>
          </table:table-cell>
          <table:table-cell table:number-columns-repeated="1022"/>
        </table:table-row>
        <table:table-row table:style-name="ro2">
          <table:table-cell table:style-name="ce4" office:value-type="float" office:value="28" calcext:value-type="float">
            <text:p>28.00000 </text:p>
          </table:table-cell>
          <table:table-cell table:style-name="ce6" table:formula="of:=ACOSH([.A997])" office:value-type="float" office:value="4.02503266055162" calcext:value-type="float">
            <text:p>4.0250326606</text:p>
          </table:table-cell>
          <table:table-cell table:number-columns-repeated="1022"/>
        </table:table-row>
        <table:table-row table:style-name="ro2">
          <table:table-cell table:style-name="ce4" office:value-type="float" office:value="55" calcext:value-type="float">
            <text:p>55.00000 </text:p>
          </table:table-cell>
          <table:table-cell table:style-name="ce6" table:formula="of:=ACOSH([.A998])" office:value-type="float" office:value="4.70039771091723" calcext:value-type="float">
            <text:p>4.7003977109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.00000 </text:p>
          </table:table-cell>
          <table:table-cell table:style-name="ce6" table:formula="of:=ACOSH([.A999])" office:value-type="float" office:value="4.09406666863209" calcext:value-type="float">
            <text:p>4.0940666686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.00000 </text:p>
          </table:table-cell>
          <table:table-cell table:style-name="ce6" table:formula="of:=ACOSH([.A1000])" office:value-type="float" office:value="4.60507017098476" calcext:value-type="float">
            <text:p>4.605070171</text:p>
          </table:table-cell>
          <table:table-cell table:number-columns-repeated="1022"/>
        </table:table-row>
        <table:table-row table:style-name="ro2">
          <table:table-cell table:style-name="ce4" office:value-type="float" office:value="75" calcext:value-type="float">
            <text:p>75.00000 </text:p>
          </table:table-cell>
          <table:table-cell table:style-name="ce6" table:formula="of:=ACOSH([.A1001])" office:value-type="float" office:value="5.01059084668856" calcext:value-type="float">
            <text:p>5.0105908467</text:p>
          </table:table-cell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  <number:text> </number:text>
    </number:number-style>
    <number:number-style style:name="N122">
      <number:number number:decimal-places="10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IPAPGothic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8-02T21:50:43</meta:creation-date>
    <meta:generator>LibreOffice/4.1.2.3$Windows_x86 LibreOffice_project/40b2d7fde7e8d2d7bc5a449dc65df4d08a7dd38</meta:generator>
    <dc:date>2013-10-30T10:54:56.915000000</dc:date>
    <meta:editing-duration>P0D</meta:editing-duration>
    <meta:editing-cycles>4</meta:editing-cycles>
    <meta:document-statistic meta:table-count="1" meta:cell-count="2002" meta:object-count="0"/>
  </office:meta>
</office:document-meta>
</file>